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0cm" fo:line-height="100%" fo:text-indent="0cm" style:auto-text-indent="false" fo:background-color="transparent" style:shadow="none"/>
      <style:text-properties fo:font-size="9pt" style:font-size-asian="9pt" style:font-size-complex="9pt"/>
    </style:style>
    <style:style style:name="P2" style:family="paragraph" style:parent-style-name="Text_20_body">
      <loext:graphic-properties draw:fill="none"/>
      <style:paragraph-properties fo:margin-left="0cm" fo:margin-right="0cm" fo:line-height="100%" fo:text-indent="0cm" style:auto-text-indent="false" fo:background-color="transparent" style:shadow="none"/>
      <style:text-properties fo:font-size="9pt" officeooo:rsid="002326a1" officeooo:paragraph-rsid="002326a1" style:font-size-asian="9pt" style:font-size-complex="9pt"/>
    </style:style>
    <style:style style:name="P3" style:family="paragraph" style:parent-style-name="Text_20_body">
      <loext:graphic-properties draw:fill="none"/>
      <style:paragraph-properties fo:margin-left="0cm" fo:margin-right="0cm" fo:line-height="100%" fo:text-indent="0cm" style:auto-text-indent="false" fo:background-color="transparent" style:shadow="none"/>
      <style:text-properties fo:font-size="10pt" officeooo:rsid="002326a1" officeooo:paragraph-rsid="002326a1" style:font-size-asian="10pt" style:font-size-complex="10pt"/>
    </style:style>
    <style:style style:name="P4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101cm" loext:contextual-spacing="false" fo:line-height="100%" fo:text-align="center" style:justify-single-word="false" fo:orphans="2" fo:widows="2" fo:text-indent="0cm" style:auto-text-indent="false" style:page-number="auto" fo:background-color="transparent" fo:padding="0cm" fo:border="none" style:shadow="none"/>
      <style:text-properties officeooo:paragraph-rsid="001ff26f"/>
    </style:style>
    <style:style style:name="P5" style:family="paragraph" style:parent-style-name="Text_20_body" style:list-style-name="L1">
      <loext:graphic-properties draw:fill="none"/>
      <style:paragraph-properties fo:margin-left="0cm" fo:margin-right="0cm" fo:margin-top="0cm" fo:margin-bottom="0.101cm" loext:contextual-spacing="false" fo:line-height="100%" fo:orphans="2" fo:widows="2" fo:text-indent="0cm" style:auto-text-indent="false" fo:background-color="transparent" fo:padding="0cm" fo:border="none" style:shadow="none"/>
      <style:text-properties fo:font-variant="normal" fo:text-transform="none" fo:color="#222222" style:font-name="Open Sans" fo:font-size="9pt" fo:letter-spacing="normal" fo:font-style="normal" fo:font-weight="normal" style:font-size-asian="9pt" style:font-size-complex="9pt"/>
    </style:style>
    <style:style style:name="P6" style:family="paragraph" style:parent-style-name="Text_20_body" style:list-style-name="L1">
      <loext:graphic-properties draw:fill="none"/>
      <style:paragraph-properties fo:margin-left="0cm" fo:margin-right="0cm" fo:margin-top="0cm" fo:margin-bottom="0.101cm" loext:contextual-spacing="false" fo:line-height="100%" fo:orphans="2" fo:widows="2" fo:text-indent="0cm" style:auto-text-indent="false" fo:background-color="transparent" fo:padding="0cm" fo:border="none" style:shadow="none"/>
      <style:text-properties fo:font-variant="normal" fo:text-transform="none" fo:color="#222222" style:font-name="Open Sans" fo:font-size="9pt" fo:letter-spacing="normal" fo:font-style="normal" fo:font-weight="normal" officeooo:paragraph-rsid="0021575b" style:font-size-asian="9pt" style:font-size-complex="9pt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101cm" loext:contextual-spacing="false" fo:line-height="100%" fo:orphans="2" fo:widows="2" fo:text-indent="0cm" style:auto-text-indent="false" fo:background-color="transparent" fo:padding="0cm" fo:border="none" style:shadow="none"/>
      <style:text-properties fo:font-variant="normal" fo:text-transform="none" fo:color="#222222" style:font-name="Open Sans" fo:font-size="9pt" fo:letter-spacing="normal" fo:font-style="normal" fo:font-weight="normal" style:font-size-asian="9pt" style:font-size-complex="9pt"/>
    </style:style>
    <style:style style:name="P8" style:family="paragraph" style:parent-style-name="Text_20_body" style:list-style-name="L1">
      <loext:graphic-properties draw:fill="none"/>
      <style:paragraph-properties fo:margin-left="0cm" fo:margin-right="0cm" fo:margin-top="0cm" fo:margin-bottom="0.101cm" loext:contextual-spacing="false" fo:line-height="100%" fo:orphans="2" fo:widows="2" fo:text-indent="0cm" style:auto-text-indent="false" fo:background-color="transparent" fo:padding="0cm" fo:border="none" style:shadow="none"/>
    </style:style>
    <style:style style:name="P9" style:family="paragraph" style:parent-style-name="Text_20_body" style:list-style-name="L1">
      <loext:graphic-properties draw:fill="none"/>
      <style:paragraph-properties fo:margin-left="0cm" fo:margin-right="0cm" fo:margin-top="0cm" fo:margin-bottom="0.101cm" loext:contextual-spacing="false" fo:line-height="100%" fo:text-align="center" style:justify-single-word="false" fo:orphans="2" fo:widows="2" fo:text-indent="0cm" style:auto-text-indent="false" fo:background-color="transparent" fo:padding="0cm" fo:border="none" style:shadow="none"/>
      <style:text-properties officeooo:paragraph-rsid="001ff26f"/>
    </style:style>
    <style:style style:name="T1" style:family="text">
      <style:text-properties fo:font-variant="normal" fo:text-transform="none" fo:color="#222222" style:font-name="Open Sans" fo:letter-spacing="normal" fo:font-style="normal" fo:font-weight="bold" officeooo:rsid="001ff26f"/>
    </style:style>
    <style:style style:name="T2" style:family="text">
      <style:text-properties fo:font-variant="normal" fo:text-transform="none" fo:color="#222222" style:font-name="Open Sans" fo:font-size="9pt" fo:letter-spacing="normal" fo:font-style="normal" fo:font-weight="bold" style:font-size-asian="9pt" style:font-size-complex="9pt"/>
    </style:style>
    <style:style style:name="T3" style:family="text">
      <style:text-properties fo:font-variant="normal" fo:text-transform="none" fo:color="#222222" style:font-name="Open Sans" fo:font-size="9pt" fo:letter-spacing="normal" fo:font-style="normal" fo:font-weight="bold" officeooo:rsid="001ff26f" style:font-size-asian="9pt" style:font-size-complex="9pt"/>
    </style:style>
    <style:style style:name="T4" style:family="text">
      <style:text-properties fo:font-variant="normal" fo:text-transform="none" fo:color="#222222" style:font-name="Open Sans" fo:font-size="13pt" fo:letter-spacing="normal" fo:font-style="normal" fo:font-weight="bold" officeooo:rsid="001ff26f" style:font-size-asian="13pt" style:font-size-complex="13pt"/>
    </style:style>
    <style:style style:name="T5" style:family="text">
      <style:text-properties officeooo:rsid="00247a34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37776543" text:style-name="L1">
        <text:list-header>
          <text:p text:style-name="P4"><text:span text:style-name="Strong_20_Emphasis"><text:span text:style-name="T4">School Management </text:span></text:span></text:p>
          <text:p text:style-name="P9"><text:span text:style-name="Strong_20_Emphasis"><text:span text:style-name="T3"/></text:span></text:p>
        </text:list-header>
        <text:list-item>
          <text:p text:style-name="P8"><text:span text:style-name="Strong_20_Emphasis"><text:span text:style-name="T2">Administration Module</text:span></text:span></text:p>
          <text:list>
            <text:list-item>
              <text:p text:style-name="P5"><text:s/>User Registration</text:p>
            </text:list-item>
            <text:list-item>
              <text:p text:style-name="P5"><text:s/>Permission</text:p>
            </text:list-item>
            <text:list-item>
              <text:p text:style-name="P5"><text:s/>User Log</text:p>
            </text:list-item>
            <text:list-item>
              <text:p text:style-name="P5"><text:s/>Change Password</text:p>
            </text:list-item>
          </text:list>
        </text:list-item>
      </text:list>
      <text:p text:style-name="P7"/>
      <text:list xml:id="list131316356822350" text:continue-numbering="true" text:style-name="L1">
        <text:list-item>
          <text:p text:style-name="P8"><text:span text:style-name="Strong_20_Emphasis"><text:span text:style-name="T2">School Module</text:span></text:span></text:p>
          <text:list>
            <text:list-item>
              <text:p text:style-name="P5"><text:s/>Manage School Information (Multiple Branches)</text:p>
            </text:list-item>
            <text:list-item>
              <text:p text:style-name="P5"><text:s/>Manage School Bus Information</text:p>
            </text:list-item>
            <text:list-item>
              <text:p text:style-name="P5"><text:s/>Session</text:p>
            </text:list-item>
            <text:list-item>
              <text:p text:style-name="P5"><text:s/>Class</text:p>
            </text:list-item>
            <text:list-item>
              <text:p text:style-name="P5"><text:s/>Subject Information</text:p>
            </text:list-item>
            <text:list-item>
              <text:p text:style-name="P5"><text:s/>Grading &amp; marking</text:p>
            </text:list-item>
            <text:list-item>
              <text:p text:style-name="P5"><text:s/>Examination Schedule</text:p>
            </text:list-item>
            <text:list-item>
              <text:p text:style-name="P5"><text:s/>Holiday Management</text:p>
            </text:list-item>
          </text:list>
        </text:list-item>
      </text:list>
      <text:p text:style-name="P7"/>
      <text:list xml:id="list131316460280262" text:continue-numbering="true" text:style-name="L1">
        <text:list-item>
          <text:p text:style-name="P8"><text:span text:style-name="Strong_20_Emphasis"><text:span text:style-name="T2">Student Module</text:span></text:span></text:p>
          <text:list>
            <text:list-item>
              <text:p text:style-name="P5"><text:s/>Student Information</text:p>
            </text:list-item>
            <text:list-item>
              <text:p text:style-name="P5"><text:s/>Gordian Profile</text:p>
            </text:list-item>
            <text:list-item>
              <text:p text:style-name="P5"><text:s/>Previous Academic Information</text:p>
            </text:list-item>
            <text:list-item>
              <text:p text:style-name="P5"><text:s/>Hostel Bed Information</text:p>
            </text:list-item>
            <text:list-item>
              <text:p text:style-name="P5"><text:s/>Student List</text:p>
            </text:list-item>
            <text:list-item>
              <text:p text:style-name="P5"><text:s/>Identity Card Print</text:p>
            </text:list-item>
            <text:list-item>
              <text:p text:style-name="P5"><text:s/>Fess Entry</text:p>
            </text:list-item>
            <text:list-item>
              <text:p text:style-name="P5"><text:s/>Fees Collection</text:p>
            </text:list-item>
            <text:list-item>
              <text:p text:style-name="P5"><text:s/>Daily Attendance</text:p>
            </text:list-item>
            <text:list-item>
              <text:p text:style-name="P5"><text:s/>Marks Entry with Automated Grading &amp; GPA</text:p>
            </text:list-item>
            <text:list-item>
              <text:p text:style-name="P5"><text:s/>Class Promotion</text:p>
            </text:list-item>
          </text:list>
        </text:list-item>
      </text:list>
      <text:p text:style-name="P7"/>
      <text:list xml:id="list131317932920917" text:continue-numbering="true" text:style-name="L1">
        <text:list-item>
          <text:p text:style-name="P8"><text:span text:style-name="Strong_20_Emphasis"><text:span text:style-name="T2">Hostel Module</text:span></text:span></text:p>
          <text:list>
            <text:list-item>
              <text:p text:style-name="P5"><text:s/>Hostel Information</text:p>
            </text:list-item>
            <text:list-item>
              <text:p text:style-name="P5"><text:s/>Room Information</text:p>
            </text:list-item>
            <text:list-item>
              <text:p text:style-name="P5"><text:s/>Room Wise Bed Plan</text:p>
            </text:list-item>
          </text:list>
        </text:list-item>
      </text:list>
      <text:p text:style-name="P7"/>
      <text:list xml:id="list131316644980305" text:continue-numbering="true" text:style-name="L1">
        <text:list-item>
          <text:p text:style-name="P8"><text:span text:style-name="Strong_20_Emphasis"><text:span text:style-name="T2">Payroll Module</text:span></text:span></text:p>
          <text:list>
            <text:list-item>
              <text:p text:style-name="P5"><text:s/>Employee Information</text:p>
            </text:list-item>
            <text:list-item>
              <text:p text:style-name="P5"><text:s/>Employee List</text:p>
            </text:list-item>
            <text:list-item>
              <text:p text:style-name="P5"><text:s/>Salary Entry</text:p>
            </text:list-item>
            <text:list-item>
              <text:p text:style-name="P5"><text:s/>Salary Pay</text:p>
            </text:list-item>
            <text:list-item>
              <text:p text:style-name="P5"><text:s/>Attendance</text:p>
            </text:list-item>
            <text:list-item>
              <text:p text:style-name="P5"><text:s/>Holiday Declaration</text:p>
            </text:list-item>
            <text:list-item>
              <text:p text:style-name="P5"><text:s/>Deduction</text:p>
            </text:list-item>
            <text:list-item>
              <text:p text:style-name="P5"><text:s/>Allowances</text:p>
            </text:list-item>
          </text:list>
        </text:list-item>
      </text:list>
      <text:p text:style-name="P7"/>
      <text:list xml:id="list131317933997670" text:continue-numbering="true" text:style-name="L1">
        <text:list-item>
          <text:p text:style-name="P8"><text:span text:style-name="Strong_20_Emphasis"><text:span text:style-name="T2">Library Module</text:span></text:span></text:p>
          <text:list>
            <text:list-item>
              <text:p text:style-name="P5"><text:s/>Book Vendor Details and Book Classification</text:p>
            </text:list-item>
            <text:list-item>
              <text:p text:style-name="P5"><text:s/>Manage Book Category</text:p>
            </text:list-item>
            <text:list-item>
              <text:p text:style-name="P5"><text:s/>Book List</text:p>
            </text:list-item>
            <text:list-item>
              <text:p text:style-name="P5"><text:s/>Manage Book Issue (Employee &amp; Student)</text:p>
            </text:list-item>
            <text:list-item>
              <text:p text:style-name="P5"><text:s/>Book Return</text:p>
            </text:list-item>
            <text:list-item>
              <text:p text:style-name="P5"><text:s/>Barcode Print</text:p>
            </text:list-item>
          </text:list>
        </text:list-item>
      </text:list>
      <text:p text:style-name="P7"><text:soft-page-break/></text:p>
      <text:p text:style-name="P7"/>
      <text:p text:style-name="P7"/>
      <text:list xml:id="list131317789200980" text:continue-numbering="true" text:style-name="L1">
        <text:list-item>
          <text:p text:style-name="P8"><text:span text:style-name="Strong_20_Emphasis"><text:span text:style-name="T2">Accounts Module</text:span></text:span></text:p>
          <text:list>
            <text:list-item>
              <text:p text:style-name="P5"><text:s/>Daily Voucher Entry</text:p>
            </text:list-item>
            <text:list-item>
              <text:p text:style-name="P5"><text:s/>Voucher List</text:p>
            </text:list-item>
            <text:list-item>
              <text:p text:style-name="P5"><text:s/>The Voucher Approval</text:p>
            </text:list-item>
            <text:list-item>
              <text:p text:style-name="P6"><text:s/>Voucher Cancel</text:p>
            </text:list-item>
            <text:list-item>
              <text:p text:style-name="P6"><text:s/></text:p>
            </text:list-item>
          </text:list>
        </text:list-item>
      </text:list>
      <text:p text:style-name="P7"/>
      <text:list xml:id="list131317252286675" text:continue-numbering="true" text:style-name="L1">
        <text:list-item>
          <text:p text:style-name="P8"><text:span text:style-name="Strong_20_Emphasis"><text:span text:style-name="T2">SMS Module</text:span></text:span></text:p>
          <text:list>
            <text:list-item>
              <text:p text:style-name="P5">Sending Profile Settings</text:p>
            </text:list-item>
            <text:list-item>
              <text:p text:style-name="P5">Draft</text:p>
            </text:list-item>
            <text:list-item>
              <text:p text:style-name="P5">SMS Sent (Student &amp; Employee)</text:p>
            </text:list-item>
          </text:list>
        </text:list-item>
      </text:list>
      <text:p text:style-name="P7"/>
      <text:list xml:id="list131316350655928" text:continue-numbering="true" text:style-name="L1">
        <text:list-item>
          <text:p text:style-name="P8"><text:span text:style-name="Strong_20_Emphasis"><text:span text:style-name="T2">Email Module</text:span></text:span></text:p>
          <text:list>
            <text:list-item>
              <text:p text:style-name="P5"><text:s/>SMTP Sending Profile</text:p>
            </text:list-item>
            <text:list-item>
              <text:p text:style-name="P5"><text:s/>Email Sent (Student &amp; Employee)</text:p>
            </text:list-item>
          </text:list>
        </text:list-item>
      </text:list>
      <text:p text:style-name="P7"/>
      <text:list xml:id="list131316272469013" text:continue-numbering="true" text:style-name="L1">
        <text:list-item>
          <text:p text:style-name="P8"><text:span text:style-name="Strong_20_Emphasis"><text:span text:style-name="T2">Reports</text:span></text:span></text:p>
          <text:list>
            <text:list-item>
              <text:p text:style-name="P5"><text:s/>Dashboard</text:p>
            </text:list-item>
            <text:list-item>
              <text:p text:style-name="P5"><text:s/>Student Information</text:p>
            </text:list-item>
            <text:list-item>
              <text:p text:style-name="P5"><text:s/>Student Ledger</text:p>
            </text:list-item>
            <text:list-item>
              <text:p text:style-name="P5"><text:s/>Students Fees Collection</text:p>
            </text:list-item>
            <text:list-item>
              <text:p text:style-name="P5"><text:s/>Students Attendance Summary</text:p>
            </text:list-item>
            <text:list-item>
              <text:p text:style-name="P5"><text:s/>Student Marks Sheet</text:p>
            </text:list-item>
            <text:list-item>
              <text:p text:style-name="P5"><text:s/>Employee Information</text:p>
            </text:list-item>
            <text:list-item>
              <text:p text:style-name="P5"><text:s/>Employee Ledger</text:p>
            </text:list-item>
            <text:list-item>
              <text:p text:style-name="P5"><text:s/>Attendance Summary</text:p>
            </text:list-item>
            <text:list-item>
              <text:p text:style-name="P5"><text:s/>Payment Summary</text:p>
            </text:list-item>
            <text:list-item>
              <text:p text:style-name="P5"><text:s/>Deduction Summary</text:p>
            </text:list-item>
            <text:list-item>
              <text:p text:style-name="P5"><text:s/>Allowance Summary</text:p>
            </text:list-item>
            <text:list-item>
              <text:p text:style-name="P5"><text:s/>Book Information</text:p>
            </text:list-item>
            <text:list-item>
              <text:p text:style-name="P5"><text:s/>The Book List</text:p>
            </text:list-item>
            <text:list-item>
              <text:p text:style-name="P5"><text:s/>Book Issue</text:p>
            </text:list-item>
            <text:list-item>
              <text:p text:style-name="P5"><text:s/>Book Return</text:p>
            </text:list-item>
            <text:list-item>
              <text:p text:style-name="P5"><text:s/>List of Account</text:p>
            </text:list-item>
            <text:list-item>
              <text:p text:style-name="P5"><text:s/>Daily Transaction</text:p>
            </text:list-item>
            <text:list-item>
              <text:p text:style-name="P5"><text:s/>Hostel Bed Plan</text:p>
            </text:list-item>
            <text:list-item>
              <text:p text:style-name="P5"><text:s/>SMS Delivery Report</text:p>
            </text:list-item>
            <text:list-item>
              <text:p text:style-name="P5"><text:s/>Email Delivery Report</text:p>
            </text:list-item>
            <text:list-item>
              <text:p text:style-name="P5"><text:s/>User Wise Log</text:p>
            </text:list-item>
          </text:list>
        </text:list-item>
      </text:list>
      <text:p text:style-name="P1"><text:line-break/></text:p>
      <text:p text:style-name="P1"/>
      <text:p text:style-name="P3">Time Duration for School management - &gt; <text:s/><text:span text:style-name="T5">60 days</text:span></text:p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12:32:20.720641472</meta:creation-date>
    <dc:date>2018-08-03T13:11:48.940426442</dc:date>
    <meta:editing-duration>PT19M8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2" meta:paragraph-count="86" meta:word-count="292" meta:character-count="1602" meta:non-whitespace-character-count="1405"/>
  </office:meta>
</office:document-meta>
</file>